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adornments="Predeterminad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list-style-name="L1"/>
    <style:style style:name="P3" style:family="paragraph" style:parent-style-name="Standard">
      <style:text-properties fo:font-style="italic" style:font-style-asian="italic" style:font-style-complex="italic"/>
    </style:style>
    <style:style style:name="P4" style:family="paragraph" style:parent-style-name="Standard">
      <style:paragraph-properties fo:text-align="center" style:justify-single-word="false"/>
      <style:text-properties fo:font-size="18pt" fo:font-style="normal" fo:font-weight="bold" style:font-size-asian="18pt" style:font-style-asian="normal" style:font-weight-asian="bold" style:font-size-complex="18pt"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4">Caso de Estudio usando el patrón MVC con Google App Engine y Python</text:p>
      <text:h text:style-name="P1" text:outline-level="1">Introducción:</text:h>
      <text:p text:style-name="Text_20_body">Este trabajo tiene como objetivo presentar Google App Engine, un servicio de alojamiento web que nos ofrece Google de forma gratuita, y la manera en que podemos desarrollar aplicaciones web para esta plataforma. Más específicamente, mostrar un caso de estudio en donde teniendo una base de datos con publicaciones guardadas, podemos modificar el precio de una publicación a elección, usando el patrón MVC (Modelo-Vista-Controlador).</text:p>
      <text:p text:style-name="Text_20_body">Google App Engine nos permite desarrollar nuestras aplicaciones en Java o en Python. En este trabajo decidí optar por Python para mostrar una alternativa al desarrollo de aplicaciones web (donde generalmente las tecnologías más comunes son Java, PHP, ASP/ASP.NET, etc.), y lo sencillo que es trabajar usando este lenguaje y esta plataform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Google App Engine:</text:h>
      <text:p text:style-name="Text_20_body"/>
      <text:h text:style-name="P1" text:outline-level="1">Instalación del entorno:</text:h>
      <text:p text:style-name="Text_20_body"/>
      <text:h text:style-name="Heading_20_2" text:outline-level="2">Conseguir las herramientas:</text:h>
      <text:p text:style-name="Text_20_body">Antes que nada necesitamos el intérprete de Python. Se puede conseguir en su sitio oficial (<text:a xlink:type="simple" xlink:href="http://www.python.org/">www.python.org</text:a>) o desde los repositorios de la distribución de Linux que usemos. Necesitamos la versión 2 y no la 3, ya que Google App Engine está diseñado para trabajar con la versión 2 del intérprete (más específicamente la 2.5 pero no hay problema si usamos la última, la 2.7).</text:p>
      <text:p text:style-name="Text_20_body">Para desarrollar aplicaciones para Google App Engine debemos descargarnos el kit de desarrollo (SDK) el cual es gratuito y libre. En este momento la última versión es la 1.6.2.</text:p>
      <text:p text:style-name="Text_20_body">Podemos descargarlo de la siguiente página:</text:p>
      <text:p text:style-name="Text_20_body"><text:a xlink:type="simple" xlink:href="http://code.google.com/intl/es-AR/appengine/downloads.html">http://code.google.com/intl/es-AR/appengine/downloads.html</text:a></text:p>
      <text:p text:style-name="Text_20_body">en la cual disponemos de varias opciones según nuestras preferencias:</text:p>
      <text:list xml:id="list316228343" text:style-name="L1">
        <text:list-item>
          <text:p text:style-name="P2">el SDK para Python (que incluye una versión para Windows, para Mac OS X, y para Linux y otras plataformas)</text:p>
        </text:list-item>
        <text:list-item>
          <text:p text:style-name="P2">el SDK para Java</text:p>
        </text:list-item>
      </text:list>
      <text:p text:style-name="Text_20_body">En este trabajo haremos uso de la primera opción (SDK para Python), por lo tanto descargamos el archivo <text:span text:style-name="Código">google_appengine_1.6.2.zip</text:span> (pesa alrededor de unos 22 MB) si estamos en Linux o el instalador <text:span text:style-name="Código">GoogleAppEngine-1.6.2.msi</text:span> (también alrededor del mismo tamaño) si estamos en Windows.</text:p>
      <text:p text:style-name="Text_20_body">Para escribir nuestras aplicaciones podemos hacer uso de cualquier editor de texto de nuestra preferencia, no hace falta disponer de algún IDE especial. Para este trabajo yo hice uso de Geany, un editor de texto para programadores libre y muy completo. Para el que use Eclipse, se puede descargar también un plugin que integra el SDK con este IDE.</text:p>
      <text:h text:style-name="Heading_20_2" text:outline-level="2">Instalación:</text:h>
      <text:h text:style-name="Heading_20_3" text:outline-level="3">Python:</text:h>
      <text:p text:style-name="Text_20_body">Python viene instalado por defecto en muchas distribuciones Linux. Sino podemos instalarlo desde los repositorios (esto depende de la distribución). Por ejemplo:</text:p>
      <text:p text:style-name="Text_20_body"><text:span text:style-name="Código">sudo apt-get install python</text:span></text:p>
      <text:p text:style-name="Text_20_body">En Windows ejecutamos el instalador descargado (archivo .msi) y esperamos que nos instale todo automáticamente.</text:p>
      <text:h text:style-name="Heading_20_3" text:outline-level="3">El kit de desarrollo:</text:h>
      <text:p text:style-name="Text_20_body">Una vez descargado el SDK, la instalación es muy sencilla.</text:p>
      <text:p text:style-name="Text_20_body">En Linux, solamente descomprimimos el archivo ZIP a alguna carpeta y ya estamos listos para trabajar (por ejemplo en la carpeta <text:span text:style-name="Código">google_appengine</text:span>).</text:p>
      <text:p text:style-name="Text_20_body"/>
      <text:p text:style-name="Text_20_body"/>
      <text:p text:style-name="Text_20_body">El SDK trae un servidor de prueba con el que podemos probar nuestras aplicacio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adornments="Predeterminad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aption_20_characters" style:display-name="Caption characters" style:family="text"/>
    <style:style style:name="Source_20_Text" style:display-name="Source Text" style:family="text">
      <style:text-properties style:font-name="DejaVu Sans Mono" style:font-name-asian="WenQuanYi Micro Hei1" style:font-name-complex="DejaVu Sans Mono"/>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Teletype" style:family="text">
      <style:text-properties style:font-name="DejaVu Sans Mono" style:font-name-asian="WenQuanYi Micro Hei1" style:font-name-complex="DejaVu Sans Mono"/>
    </style:style>
    <style:style style:name="Definition" style:family="text"/>
    <style:style style:name="Example" style:family="text">
      <style:text-properties style:font-name="DejaVu Sans Mono" style:font-name-asian="WenQuanYi Micro Hei1" style:font-name-complex="DejaVu Sans Mono"/>
    </style:style>
    <style:style style:name="Código" style:family="text" style:parent-style-name="Source_20_Text">
      <style:text-properties style:font-name="Liberation Mono" style:font-name-asian="WenQuanYi Micro Hei1" style:font-size-asian="10.5pt" style:font-name-complex="DejaVu Sans Mono"/>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y </meta:initial-creator>
    <meta:creation-date>2012-02-26T02:19:58</meta:creation-date>
    <dc:date>2012-02-26T03:50:52</dc:date>
    <dc:creator>Johny </dc:creator>
    <meta:editing-duration>PT1H15M36S</meta:editing-duration>
    <meta:editing-cycles>8</meta:editing-cycles>
    <meta:generator>LibreOffice/3.4$Linux LibreOffice_project/340m1$Build-402</meta:generator>
    <meta:document-statistic meta:table-count="0" meta:image-count="0" meta:object-count="0" meta:page-count="3" meta:paragraph-count="25" meta:word-count="474" meta:character-count="3033" meta:non-whitespace-character-count="2591"/>
  </office:meta>
</office:document-meta>
</file>